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table:number-columns-repeated="3"/>
          <table:table-cell office:value-type="string" calcext:value-type="string">
            <text:p>e2</text:p>
          </table:table-cell>
          <table:table-cell table:number-columns-repeated="3"/>
          <table:table-cell office:value-type="string" calcext:value-type="string">
            <text:p>e3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 table:number-columns-repeated="3"/>
          <table:table-cell office:value-type="string" calcext:value-type="string">
            <text:p>e5</text:p>
          </table:table-cell>
          <table:table-cell table:number-columns-repeated="3"/>
          <table:table-cell office:value-type="string" calcext:value-type="string">
            <text:p>e6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rainVa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 Matrix</text:p>
          </table:table-cell>
          <table:table-cell table:number-columns-repeated="10"/>
        </table:table-row>
        <table:table-row table:style-name="ro1">
          <table:table-cell/>
          <table:table-cell table:formula="of:=([.$C$14]*[.B4]) + ([.$D$14]*[.F4]) + ([.$E$14]*[.J4]) + ([.$F$14]*[.B9]) + ([.$G$14]*[.F9]) + ([.$H$14]*[.J9])" office:value-type="float" office:value="0" calcext:value-type="float">
            <text:p>0</text:p>
          </table:table-cell>
          <table:table-cell table:formula="of:=([.$C$14]*[.C4]) + ([.$D$14]*[.G4]) + ([.$E$14]*[.K4]) + ([.$F$14]*[.C9]) + ([.$G$14]*[.G9]) + ([.$H$14]*[.K9])" office:value-type="float" office:value="0" calcext:value-type="float">
            <text:p>0</text:p>
          </table:table-cell>
          <table:table-cell table:formula="of:=([.$C$14]*[.D4]) + ([.$D$14]*[.H4]) + ([.$E$14]*[.L4]) + ([.$F$14]*[.D9]) + ([.$G$14]*[.H9]) + ([.$H$14]*[.L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formula="of:=([.$C$14]*[.B5]) + ([.$D$14]*[.F5]) + ([.$E$14]*[.J5]) + ([.$F$14]*[.B10]) + ([.$G$14]*[.F10]) + ([.$H$14]*[.J10])" office:value-type="float" office:value="0" calcext:value-type="float">
            <text:p>0</text:p>
          </table:table-cell>
          <table:table-cell table:formula="of:=([.$C$14]*[.C5]) + ([.$D$14]*[.G5]) + ([.$E$14]*[.K5]) + ([.$F$14]*[.C10]) + ([.$G$14]*[.G10]) + ([.$H$14]*[.K10])" office:value-type="float" office:value="0" calcext:value-type="float">
            <text:p>0</text:p>
          </table:table-cell>
          <table:table-cell table:formula="of:=([.$C$14]*[.D5]) + ([.$D$14]*[.H5]) + ([.$E$14]*[.L5]) + ([.$F$14]*[.D10]) + ([.$G$14]*[.H10]) + ([.$H$14]*[.L1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formula="of:=([.$C$14]*[.B6]) + ([.$D$14]*[.F6]) + ([.$E$14]*[.J6]) + ([.$F$14]*[.B11]) + ([.$G$14]*[.F11]) + ([.$H$14]*[.J11])" office:value-type="float" office:value="0" calcext:value-type="float">
            <text:p>0</text:p>
          </table:table-cell>
          <table:table-cell table:formula="of:=([.$C$14]*[.C6]) + ([.$D$14]*[.G6]) + ([.$E$14]*[.K6]) + ([.$F$14]*[.C11]) + ([.$G$14]*[.G11]) + ([.$H$14]*[.K11])" office:value-type="float" office:value="0" calcext:value-type="float">
            <text:p>0</text:p>
          </table:table-cell>
          <table:table-cell table:formula="of:=([.$C$14]*[.D6]) + ([.$D$14]*[.H6]) + ([.$E$14]*[.L6]) + ([.$F$14]*[.D11]) + ([.$G$14]*[.H11]) + ([.$H$14]*[.L11])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0:16:33.492948971</meta:creation-date>
    <dc:date>2020-03-02T10:20:53.681572025</dc:date>
    <meta:editing-duration>PT4M20S</meta:editing-duration>
    <meta:editing-cycles>2</meta:editing-cycles>
    <meta:generator>LibreOffice/5.1.6.2$Linux_X86_64 LibreOffice_project/10m0$Build-2</meta:generator>
    <meta:document-statistic meta:table-count="1" meta:cell-count="77" meta:object-count="0"/>
  </office:meta>
</office:document-meta>
</file>